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34aff" officeooo:paragraph-rsid="00134af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c6743" officeooo:paragraph-rsid="001c674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34aff" officeooo:paragraph-rsid="00134aff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officeooo:rsid="0011af7d" officeooo:paragraph-rsid="0011af7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34aff" officeooo:paragraph-rsid="00134af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34aff" officeooo:paragraph-rsid="00134aff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6657e" officeooo:paragraph-rsid="0016657e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17a909" officeooo:paragraph-rsid="0017a90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7a909" officeooo:paragraph-rsid="0017a909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19bce4" officeooo:paragraph-rsid="0019bce4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officeooo:rsid="001b3956" officeooo:paragraph-rsid="001b395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b3956" officeooo:paragraph-rsid="001b3956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normal" officeooo:rsid="001dc1a5" officeooo:paragraph-rsid="001dc1a5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2pt" fo:font-weight="normal" officeooo:rsid="001eb698" officeooo:paragraph-rsid="001eb69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eb698" officeooo:paragraph-rsid="001eb698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1bfed" officeooo:paragraph-rsid="0021bfed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1d5ef" officeooo:paragraph-rsid="0021d5e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21d5ef" officeooo:paragraph-rsid="0021d5ef" style:font-style-asian="normal" style:font-weight-asian="normal" style:font-style-complex="normal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22e15e" officeooo:paragraph-rsid="0022e15e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bold" officeooo:rsid="0021b664" officeooo:paragraph-rsid="0021b664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10pt" fo:font-style="italic" style:font-style-asian="italic" style:font-style-complex="italic"/>
    </style:style>
    <style:style style:name="T6" style:family="text">
      <style:text-properties fo:font-size="10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ils - Testing</text:p>
      <text:p text:style-name="P4"/>
      <text:p text:style-name="P1">Why Testing</text:p>
      <text:list xml:id="list419707028" text:style-name="L1">
        <text:list-item>
          <text:p text:style-name="P5">By running Rails tests, you can ensure your codes adheres to the desired functionality even after some major code refactoring.</text:p>
          <text:p text:style-name="P5"/>
        </text:list-item>
        <text:list-item>
          <text:p text:style-name="P5">Rails test can simulate browser requests which means you can test your application's response without having to test it through your browser.</text:p>
        </text:list-item>
      </text:list>
      <text:p text:style-name="P6"/>
      <text:p text:style-name="P3"/>
      <text:p text:style-name="P1">Rails Test Directory</text:p>
      <text:list xml:id="list2900459658" text:style-name="L2">
        <text:list-item>
          <text:p text:style-name="P7">Rails creates a <text:span text:style-name="T2">test</text:span><text:span text:style-name="T3"> directory for you whenever a new Rails application is created.</text:span></text:p>
          <text:list>
            <text:list-item>
              <text:p text:style-name="P7"><text:span text:style-name="T3">The </text:span><text:span text:style-name="T4">helpers</text:span><text:span text:style-name="T3">, </text:span><text:span text:style-name="T4">mailers</text:span><text:span text:style-name="T3">, and </text:span><text:span text:style-name="T4">models</text:span><text:span text:style-name="T3"> directory are meant to hold tests for view helpers, mailers, and models, respectively.</text:span></text:p>
            </text:list-item>
            <text:list-item>
              <text:p text:style-name="P7"><text:span text:style-name="T3">The </text:span><text:span text:style-name="T4">channels</text:span><text:span text:style-name="T3"> directory is meant to hold tests for Action Cable connection and channels.</text:span></text:p>
            </text:list-item>
            <text:list-item>
              <text:p text:style-name="P7"><text:span text:style-name="T3">The </text:span><text:span text:style-name="T4">controllers</text:span><text:span text:style-name="T3"> directory is meant to hold tests for controllers, routes, and views.</text:span></text:p>
            </text:list-item>
            <text:list-item>
              <text:p text:style-name="P7"><text:span text:style-name="T3">The </text:span><text:span text:style-name="T4">integration </text:span><text:span text:style-name="T3">directory is meant to hold tests for interactions between controllers.</text:span></text:p>
            </text:list-item>
            <text:list-item>
              <text:p text:style-name="P8"><text:span text:style-name="T3">The </text:span><text:span text:style-name="T4">system</text:span><text:span text:style-name="T3"> directory holds system tests, which are used for full browser testing of the application.</text:span></text:p>
              <text:list>
                <text:list-item>
                  <text:p text:style-name="P8"><text:span text:style-name="T3">System tests allow you to test the application the way your users experience it and helps you test your Javascript as well.</text:span></text:p>
                </text:list-item>
                <text:list-item>
                  <text:p text:style-name="P8"><text:span text:style-name="T3">System tests perform in browser tests for your application.</text:span></text:p>
                </text:list-item>
              </text:list>
            </text:list-item>
          </text:list>
        </text:list-item>
      </text:list>
      <text:p text:style-name="P9"><text:span text:style-name="T3"/></text:p>
      <text:list xml:id="list205426695042526" text:continue-numbering="true" text:style-name="L2">
        <text:list-item>
          <text:p text:style-name="P10"><text:span text:style-name="T3">Fixures are a way of organizing test data and resides in the </text:span><text:span text:style-name="T4">fixtures </text:span><text:span text:style-name="T3">directory.</text:span></text:p>
          <text:list>
            <text:list-item>
              <text:p text:style-name="P11"><text:span text:style-name="T3">The </text:span><text:span text:style-name="T4">jobs</text:span><text:span text:style-name="T3"> directory will also be created when an associated test is generated.</text:span></text:p>
            </text:list-item>
            <text:list-item>
              <text:p text:style-name="P11"><text:span text:style-name="T3">The </text:span><text:span text:style-name="T4">test_helper.rb</text:span><text:span text:style-name="T3"> file folds the default configuration for your tests.</text:span></text:p>
            </text:list-item>
            <text:list-item>
              <text:p text:style-name="P11"><text:span text:style-name="T3">The </text:span><text:span text:style-name="T4">application_system_test_case.rb</text:span><text:span text:style-name="T3"> holds the default configuration for your system tests.</text:span></text:p>
            </text:list-item>
          </text:list>
        </text:list-item>
      </text:list>
      <text:p text:style-name="P12"><text:span text:style-name="T3"/></text:p>
      <text:p text:style-name="P2"><text:span text:style-name="T3">The Test Environment</text:span></text:p>
      <text:list xml:id="list3811977146" text:style-name="L3">
        <text:list-item>
          <text:p text:style-name="P13"><text:span text:style-name="T3">Every Rails application has three environments: development, test, and production.</text:span></text:p>
          <text:list>
            <text:list-item>
              <text:p text:style-name="P13"><text:span text:style-name="T3">Your tests are run under: RAILS_ENV=test</text:span></text:p>
              <text:p text:style-name="P13"><text:span text:style-name="T3"/></text:p>
            </text:list-item>
          </text:list>
        </text:list-item>
        <text:list-item>
          <text:p text:style-name="P14"><text:span text:style-name="T3">The environment can be modified by changing the options found in: </text:span><text:span text:style-name="T5">config/environments/test.rb</text:span></text:p>
        </text:list-item>
      </text:list>
      <text:p text:style-name="P15"><text:span text:style-name="T5"/></text:p>
      <text:p text:style-name="P20">Rails - Minitest</text:p>
      <text:list xml:id="list397569577" text:style-name="L4">
        <text:list-item>
          <text:p text:style-name="P16">When generating models in Rails, it creates test stubs among other things.</text:p>
          <text:list>
            <text:list-item>
              <text:p text:style-name="P16">Within the test stub is where all your tests for the item should be.</text:p>
            </text:list-item>
          </text:list>
        </text:list-item>
        <text:list-item>
          <text:p text:style-name="P16">Line by line examination of a default test stub:</text:p>
          <text:list>
            <text:list-item>
              <text:p text:style-name="P16">require "test_helper"</text:p>
              <text:list>
                <text:list-item>
                  <text:p text:style-name="P16">Requiring <text:span text:style-name="T1">test_helper.rb </text:span>will load the default configuration that our test will be ran with. Any methods added to this file are available to all our tests.</text:p>
                  <text:p text:style-name="P16"/>
                </text:list-item>
              </text:list>
            </text:list-item>
            <text:list-item>
              <text:p text:style-name="P16">class ArticleTest &lt; ActiveSupport::TestCase</text:p>
              <text:list>
                <text:list-item>
                  <text:p text:style-name="P16">ArticleTest inherits from ActiveSupport::TestCase. This means ArticleTest has all methods available from the parent class.</text:p>
                </text:list-item>
                <text:list-item>
                  <text:p text:style-name="P16">Any method defined within a class that begins with <text:span text:style-name="T6">test_</text:span> is simply called a test.</text:p>
                  <text:list>
                    <text:list-item>
                      <text:p text:style-name="P16">Methods defined as <text:span text:style-name="T2">test_password</text:span> and <text:span text:style-name="T2">test_valid_password</text:span> are legal test names and are run automatically when the test case is ran.</text:p>
                    </text:list-item>
                  </text:list>
                </text:list-item>
              </text:list>
            </text:list-item>
            <text:list-item>
              <text:p text:style-name="P19"><text:soft-page-break/>assert true</text:p>
              <text:list>
                <text:list-item>
                  <text:p text:style-name="P19">An assertion is a line of code that evaluates an object (or expression) for expected results. An assertion can check:</text:p>
                  <text:list>
                    <text:list-item>
                      <text:p text:style-name="P19">does this value = that value?</text:p>
                    </text:list-item>
                    <text:list-item>
                      <text:p text:style-name="P19">is this object nil?</text:p>
                    </text:list-item>
                    <text:list-item>
                      <text:p text:style-name="P19">does this line of code throw an exception?</text:p>
                    </text:list-item>
                    <text:list-item>
                      <text:p text:style-name="P19">is the user's password greater than 5 characters?</text:p>
                    </text:list-item>
                  </text:list>
                </text:list-item>
                <text:list-item>
                  <text:p text:style-name="P19">Every test may contain one or more assertions, with no restriction as to how many assertions are allowed. Only when all the assertions are successful will the test pass.</text:p>
                  <text:list>
                    <text:list-header>
                      <text:p text:style-name="P19"/>
                    </text:list-header>
                  </text:list>
                </text:list-item>
              </text:list>
            </text:list-item>
          </text:list>
        </text:list-item>
        <text:list-item>
          <text:p text:style-name="P17">Rails also adds a <text:span text:style-name="T2">test</text:span> method that takes a test name and block. It generates a normal <text:span text:style-name="T2">Minitest::Unit</text:span> test with method names prefixed with <text:span text:style-name="T2">test_</text:span>.</text:p>
        </text:list-item>
      </text:list>
      <text:p text:style-name="P18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3" meta:word-count="506" meta:character-count="2983" meta:non-whitespace-character-count="2554"/>
  </office:meta>
</office:document-meta>
</file>